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354cm" style:use-optimal-column-width="false"/>
    </style:style>
    <style:style style:name="co2" style:family="table-column">
      <style:table-column-properties style:column-width="3.645cm" style:use-optimal-column-width="false"/>
    </style:style>
    <style:style style:name="co3" style:family="table-column">
      <style:table-column-properties style:column-width="4.124cm" style:use-optimal-column-width="false"/>
    </style:style>
    <style:style style:name="co4" style:family="table-column">
      <style:table-column-properties style:column-width="5.167cm" style:use-optimal-column-width="false"/>
    </style:style>
    <style:style style:name="co5" style:family="table-column">
      <style:table-column-properties style:column-width="6.193cm" style:use-optimal-column-width="false"/>
    </style:style>
    <style:style style:name="co6" style:family="table-column">
      <style:table-column-properties style:column-width="2.905cm" style:use-optimal-column-width="false"/>
    </style:style>
    <style:style style:name="co7" style:family="table-column">
      <style:table-column-properties style:column-width="3.736cm" style:use-optimal-column-width="false"/>
    </style:style>
    <style:style style:name="co8" style:family="table-column">
      <style:table-column-properties style:column-width="5.785cm" style:use-optimal-column-width="false"/>
    </style:style>
    <style:style style:name="co9" style:family="table-column">
      <style:table-column-properties style:column-width="3.996cm" style:use-optimal-column-width="false"/>
    </style:style>
    <style:style style:name="ro1" style:family="table-row">
      <style:table-row-properties style:row-height="0.848cm" style:use-optimal-row-height="false"/>
    </style:style>
    <style:style style:name="ro2" style:family="table-row">
      <style:table-row-properties style:row-height="0.913cm" style:use-optimal-row-height="false"/>
    </style:style>
    <style:style style:name="ro3" style:family="table-row">
      <style:table-row-properties style:row-height="0.904cm" style:use-optimal-row-height="false"/>
    </style:style>
    <style:style style:name="ro4" style:family="table-row">
      <style:table-row-properties style:row-height="0.906cm" style:use-optimal-row-height="false"/>
    </style:style>
    <style:style style:name="ro5" style:family="table-row">
      <style:table-row-properties style:row-height="0.363cm" style:use-optimal-row-height="false"/>
    </style:style>
    <style:style style:name="ce1" style:family="table-cell">
      <loext:graphic-properties draw:textarea-vertical-align="middle"/>
      <style:paragraph-properties fo:border="0.57pt solid #2a6099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border="0.57pt solid #2a6099"/>
      <style:text-properties fo:font-size="12pt" style:font-size-asian="18pt" style:font-size-complex="18pt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line-through-style="solid" style:text-line-through-type="singl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353cm" svg:height="5.635cm" svg:x="4.282cm" svg:y="8.6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Chess</text:span></text:p>
              </table:table-cell>
            </table:table-row>
            <table:table-row table:style-name="ro2">
              <table:table-cell table:style-name="ce2">
                <text:p text:style-name="P1"><text:span text:style-name="T2">@gamedata</text:span></text:p>
                <text:p text:style-name="P1"><text:span text:style-name="T2">@ui</text:span></text:p>
              </table:table-cell>
            </table:table-row>
            <table:table-row table:style-name="ro3">
              <table:table-cell table:style-name="ce2">
                <text:p text:style-name="P1"><text:span text:style-name="T2">print_board</text:span></text:p>
                <text:p text:style-name="P1"><text:span text:style-name="T2">player_move</text:span></text:p>
                <text:p text:style-name="P1"><text:span text:style-name="T2">load_game</text:span></text:p>
                <text:p text:style-name="P1"><text:span text:style-name="T2">new_game</text:span></text:p>
                <text:p text:style-name="P1"><text:span text:style-name="T2">save_game</text:span></text:p>
                <text:p text:style-name="P1"><text:span text:style-name="T2">add_points(start, move)</text:span></text:p>
                <text:p text:style-name="P1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644cm" svg:height="3.501cm" svg:x="11.706cm" svg:y="2.98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><text:span text:style-name="T1">FileIO</text:span></text:p>
              </table:table-cell>
            </table:table-row>
            <table:table-row table:style-name="ro2">
              <table:table-cell table:style-name="ce2">
                <text:p text:style-name="P1"><text:span text:style-name="T2">--</text:span></text:p>
              </table:table-cell>
            </table:table-row>
            <table:table-row table:style-name="ro3">
              <table:table-cell table:style-name="ce2">
                <text:p text:style-name="P1"><text:span text:style-name="T2">game_list</text:span></text:p>
                <text:p text:style-name="P1"><text:span text:style-name="T2">load_game</text:span></text:p>
                <text:p text:style-name="P1"><text:span text:style-name="T2">save_game(fe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123cm" svg:height="6.167cm" svg:x="11.956cm" svg:y="8.83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><text:span text:style-name="T1">GameData</text:span></text:p>
              </table:table-cell>
            </table:table-row>
            <table:table-row table:style-name="ro2">
              <table:table-cell table:style-name="ce2">
                <text:p text:style-name="P1"><text:span text:style-name="T2">@gameboard</text:span></text:p>
                <text:p text:style-name="P1"><text:span text:style-name="T2">@castling</text:span></text:p>
                <text:p text:style-name="P1"><text:span text:style-name="T2">@en_passant</text:span></text:p>
                <text:p text:style-name="P1"><text:span text:style-name="T3">@movelist</text:span></text:p>
                <text:p text:style-name="P1"><text:span text:style-name="T2">@halfmove_count</text:span></text:p>
                <text:p text:style-name="P1"><text:span text:style-name="T2">@fullmove_count</text:span></text:p>
                <text:p text:style-name="P1"><text:span text:style-name="T2">@black_player</text:span></text:p>
                <text:p text:style-name="P1"><text:span text:style-name="T2">@white_player</text:span></text:p>
              </table:table-cell>
            </table:table-row>
            <table:table-row table:style-name="ro3">
              <table:table-cell table:style-name="ce2">
                <text:p><text:span text:style-name="T2">to_fen</text:span></text:p>
                <text:p text:style-name="P2"><text:span text:style-name="T2">load_f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66cm" svg:height="2.551cm" svg:x="2.208cm" svg:y="2.021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1">
                <text:p><text:span text:style-name="T1">ConsoleUI</text:span></text:p>
              </table:table-cell>
            </table:table-row>
            <table:table-row table:style-name="ro2">
              <table:table-cell table:style-name="ce2">
                <text:p text:style-name="P1"><text:span text:style-name="T2">--</text:span></text:p>
              </table:table-cell>
            </table:table-row>
            <table:table-row table:style-name="ro3">
              <table:table-cell table:style-name="ce2">
                <text:p text:style-name="P1"><text:span text:style-name="T2">print_board(board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192cm" svg:height="2.722cm" svg:x="1.392cm" svg:y="17.56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1">
                <text:p><text:span text:style-name="T1">PieceFactory</text:span></text:p>
              </table:table-cell>
            </table:table-row>
            <table:table-row table:style-name="ro2">
              <table:table-cell table:style-name="ce2">
                <text:p text:style-name="P1"><text:span text:style-name="T2">PIECES</text:span></text:p>
              </table:table-cell>
            </table:table-row>
            <table:table-row table:style-name="ro3">
              <table:table-cell table:style-name="ce2">
                <text:p text:style-name="P1"><text:span text:style-name="T2">self.create_piece(fen_char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904cm" svg:height="2.722cm" svg:x="8.79cm" svg:y="17.594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1">Piece</text:span></text:p>
              </table:table-cell>
            </table:table-row>
            <table:table-row table:style-name="ro2">
              <table:table-cell table:style-name="ce2">
                <text:p text:style-name="P1"><text:span text:style-name="T2">@color</text:span></text:p>
              </table:table-cell>
            </table:table-row>
            <table:table-row table:style-name="ro3">
              <table:table-cell table:style-name="ce2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735cm" svg:height="3.501cm" svg:x="17.857cm" svg:y="2.895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1">
                <text:p><text:span text:style-name="T1">Movement</text:span></text:p>
              </table:table-cell>
            </table:table-row>
            <table:table-row table:style-name="ro2">
              <table:table-cell table:style-name="ce2">
                <text:p text:style-name="P1"><text:span text:style-name="T2">--</text:span></text:p>
              </table:table-cell>
            </table:table-row>
            <table:table-row table:style-name="ro3">
              <table:table-cell table:style-name="ce2">
                <text:p text:style-name="P1"><text:span text:style-name="T2">valid_move?</text:span></text:p>
                <text:p text:style-name="P1"><text:span text:style-name="T2">move</text:span></text:p>
                <text:p text:style-name="P1"><text:span text:style-name="T2">moves(piece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784cm" svg:height="3.501cm" svg:x="17.146cm" svg:y="8.929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1">
                <text:p><text:span text:style-name="T1">Gameboard</text:span></text:p>
              </table:table-cell>
            </table:table-row>
            <table:table-row table:style-name="ro2">
              <table:table-cell table:style-name="ce2">
                <text:p text:style-name="P1"><text:span text:style-name="T2">@gameboard</text:span></text:p>
              </table:table-cell>
            </table:table-row>
            <table:table-row table:style-name="ro3">
              <table:table-cell table:style-name="ce2">
                <text:p text:style-name="P1"><text:span text:style-name="T2">add_piece(piece, square)</text:span></text:p>
                <text:p text:style-name="P1"><text:span text:style-name="T2">get_piece(square)</text:span></text:p>
                <text:p text:style-name="P1"><text:span text:style-name="T2">algebraic_to_indic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995cm" svg:height="2.722cm" svg:x="12.761cm" svg:y="17.226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1">
                <text:p><text:span text:style-name="T1">Pawn &lt;&lt; Piece</text:span></text:p>
              </table:table-cell>
            </table:table-row>
            <table:table-row table:style-name="ro2">
              <table:table-cell table:style-name="ce2">
                <text:p text:style-name="P1"><text:span text:style-name="T2">MOVES</text:span></text:p>
              </table:table-cell>
            </table:table-row>
            <table:table-row table:style-name="ro3">
              <table:table-cell table:style-name="ce2">
                <text:p text:style-name="P1"><text:span text:style-name="T2">to_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904cm" svg:height="3.966cm" svg:x="17.86cm" svg:y="16.702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><text:span text:style-name="T1">Move</text:span></text:p>
              </table:table-cell>
            </table:table-row>
            <table:table-row table:style-name="ro2">
              <table:table-cell table:style-name="ce2">
                <text:p text:style-name="P1"><text:span text:style-name="T2">@x</text:span></text:p>
                <text:p text:style-name="P1"><text:span text:style-name="T2">@y</text:span></text:p>
                <text:p text:style-name="P1"><text:span text:style-name="T2">@repeat</text:span></text:p>
                <text:p text:style-name="P1"><text:span text:style-name="T2">@type</text:span></text:p>
              </table:table-cell>
            </table:table-row>
            <table:table-row table:style-name="ro3">
              <table:table-cell table:style-name="ce2"/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7:13:49.388715873</meta:creation-date>
    <dc:date>2022-01-22T22:34:40.548356512</dc:date>
    <meta:editing-duration>P2DT1H22M31S</meta:editing-duration>
    <meta:editing-cycles>2</meta:editing-cycles>
    <meta:generator>LibreOffice/6.4.7.2$Linux_X86_64 LibreOffice_project/40$Build-2</meta:generator>
    <meta:document-statistic meta:object-count="10"/>
  </office:meta>
</office:document-meta>
</file>